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0ce" officeooo:paragraph-rsid="001280ce"/>
    </style:style>
    <style:style style:name="P2" style:family="paragraph" style:parent-style-name="Standard">
      <style:text-properties fo:font-weight="bold" officeooo:rsid="001280ce" officeooo:paragraph-rsid="001280ce" style:font-weight-asian="bold" style:font-weight-complex="bold"/>
    </style:style>
    <style:style style:name="P3" style:family="paragraph" style:parent-style-name="Standard">
      <style:text-properties fo:font-weight="bold" officeooo:rsid="00141f7c" officeooo:paragraph-rsid="00141f7c" style:font-weight-asian="bold" style:font-weight-complex="bold"/>
    </style:style>
    <style:style style:name="P4" style:family="paragraph" style:parent-style-name="Standard">
      <style:text-properties fo:font-weight="normal" officeooo:rsid="001280ce" officeooo:paragraph-rsid="001280ce" style:font-weight-asian="normal" style:font-weight-complex="normal"/>
    </style:style>
    <style:style style:name="P5" style:family="paragraph" style:parent-style-name="Standard">
      <style:text-properties fo:font-weight="normal" officeooo:rsid="00141f7c" officeooo:paragraph-rsid="00141f7c" style:font-weight-asian="normal" style:font-weight-complex="normal"/>
    </style:style>
    <style:style style:name="P6" style:family="paragraph" style:parent-style-name="Standard">
      <style:text-properties officeooo:rsid="001280ce" officeooo:paragraph-rsid="001280ce"/>
    </style:style>
    <style:style style:name="P7" style:family="paragraph" style:parent-style-name="Standard" style:list-style-name="L2">
      <style:text-properties officeooo:rsid="001280ce" officeooo:paragraph-rsid="001280ce"/>
    </style:style>
    <style:style style:name="P8" style:family="paragraph" style:parent-style-name="Standard" style:list-style-name="L4">
      <style:text-properties officeooo:rsid="001280ce" officeooo:paragraph-rsid="001280ce"/>
    </style:style>
    <style:style style:name="P9" style:family="paragraph" style:parent-style-name="Standard" style:list-style-name="L6">
      <style:text-properties officeooo:rsid="001280ce" officeooo:paragraph-rsid="001280ce"/>
    </style:style>
    <style:style style:name="P10" style:family="paragraph" style:parent-style-name="Standard" style:list-style-name="L7">
      <style:text-properties officeooo:rsid="001280ce" officeooo:paragraph-rsid="001280ce"/>
    </style:style>
    <style:style style:name="P11" style:family="paragraph" style:parent-style-name="Standard" style:list-style-name="L1">
      <style:text-properties officeooo:paragraph-rsid="001280ce"/>
    </style:style>
    <style:style style:name="P12" style:family="paragraph" style:parent-style-name="Standard" style:list-style-name="L3">
      <style:text-properties officeooo:paragraph-rsid="001280ce"/>
    </style:style>
    <style:style style:name="P13" style:family="paragraph" style:parent-style-name="Standard" style:list-style-name="L4">
      <style:text-properties officeooo:paragraph-rsid="001280ce"/>
    </style:style>
    <style:style style:name="P14" style:family="paragraph" style:parent-style-name="Standard" style:list-style-name="L8">
      <style:text-properties fo:font-weight="normal" officeooo:rsid="001280ce" officeooo:paragraph-rsid="001280ce" style:font-weight-asian="normal" style:font-weight-complex="normal"/>
    </style:style>
    <style:style style:name="P15" style:family="paragraph" style:parent-style-name="Standard">
      <style:text-properties fo:font-weight="normal" officeooo:rsid="0016e70d" officeooo:paragraph-rsid="0016e70d" style:font-weight-asian="normal" style:font-weight-complex="normal"/>
    </style:style>
    <style:style style:name="P16" style:family="paragraph" style:parent-style-name="Standard" style:list-style-name="L9">
      <style:text-properties fo:font-weight="normal" officeooo:rsid="00141f7c" officeooo:paragraph-rsid="00141f7c" style:font-weight-asian="normal" style:font-weight-complex="normal"/>
    </style:style>
    <style:style style:name="P17" style:family="paragraph" style:parent-style-name="Standard">
      <style:text-properties fo:font-weight="normal" officeooo:rsid="00191b52" officeooo:paragraph-rsid="00191b52" style:font-weight-asian="normal" style:font-weight-complex="normal"/>
    </style:style>
    <style:style style:name="P18" style:family="paragraph" style:parent-style-name="Standard">
      <style:text-properties fo:font-weight="normal" officeooo:rsid="001bf294" officeooo:paragraph-rsid="001bf294" style:font-weight-asian="normal" style:font-weight-complex="normal"/>
    </style:style>
    <style:style style:name="P19" style:family="paragraph" style:parent-style-name="Standard">
      <style:text-properties fo:font-weight="bold" officeooo:rsid="001280ce" officeooo:paragraph-rsid="001280ce" style:font-weight-asian="bold" style:font-weight-complex="bold"/>
    </style:style>
    <style:style style:name="P20" style:family="paragraph" style:parent-style-name="Standard">
      <style:text-properties fo:font-weight="bold" officeooo:rsid="00191b52" officeooo:paragraph-rsid="001280ce" style:font-weight-asian="bold" style:font-weight-complex="bold"/>
    </style:style>
    <style:style style:name="P21" style:family="paragraph" style:parent-style-name="Standard">
      <style:text-properties fo:font-weight="bold" officeooo:rsid="00191b52" officeooo:paragraph-rsid="00191b52" style:font-weight-asian="bold" style:font-weight-complex="bold"/>
    </style:style>
    <style:style style:name="P22" style:family="paragraph" style:parent-style-name="Standard">
      <style:text-properties fo:font-weight="bold" officeooo:rsid="001bf294" officeooo:paragraph-rsid="001bf294" style:font-weight-asian="bold" style:font-weight-complex="bold"/>
    </style:style>
    <style:style style:name="P23" style:family="paragraph" style:parent-style-name="Standard" style:list-style-name="L6">
      <style:text-properties officeooo:paragraph-rsid="001280ce"/>
    </style:style>
    <style:style style:name="P24" style:family="paragraph" style:parent-style-name="Standard" style:list-style-name="L10">
      <style:text-properties officeooo:paragraph-rsid="00141f7c"/>
    </style:style>
    <style:style style:name="P25" style:family="paragraph" style:parent-style-name="Standard">
      <style:text-properties officeooo:rsid="00186f7e" officeooo:paragraph-rsid="00186f7e"/>
    </style:style>
    <style:style style:name="P26" style:family="paragraph" style:parent-style-name="Standard">
      <style:text-properties officeooo:paragraph-rsid="00191b52"/>
    </style:style>
    <style:style style:name="P27" style:family="paragraph" style:parent-style-name="Standard">
      <style:text-properties officeooo:rsid="001bf294" officeooo:paragraph-rsid="001bf294"/>
    </style:style>
    <style:style style:name="T1" style:family="text">
      <style:text-properties officeooo:rsid="0015cf61"/>
    </style:style>
    <style:style style:name="T2" style:family="text">
      <style:text-properties officeooo:rsid="001280ce"/>
    </style:style>
    <style:style style:name="T3" style:family="text">
      <style:text-properties officeooo:rsid="0016e70d"/>
    </style:style>
    <style:style style:name="T4" style:family="text">
      <style:text-properties officeooo:rsid="00186f7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officeooo:rsid="00141f7c" style:font-weight-asian="normal" style:font-weight-complex="normal"/>
    </style:style>
    <style:style style:name="T7" style:family="text">
      <style:text-properties fo:font-weight="normal" officeooo:rsid="00186f7e" style:font-weight-asian="normal" style:font-weight-complex="normal"/>
    </style:style>
    <style:style style:name="T8" style:family="text">
      <style:text-properties officeooo:rsid="00191b52"/>
    </style:style>
    <style:style style:name="T9" style:family="text">
      <style:text-properties officeooo:rsid="001bf2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A superquick getting started with Openrocket.</text:p>
      <text:p text:style-name="P20"/>
      <text:p text:style-name="P17">Openrocket is a great opensource package that enables users to design and simulate rocket designs using a variety of materials and commercially available rocket motors. This getting started guide is based on a script I’ve used in rocketry workshops I’ve delivered and seems to do the job getting people started.</text:p>
      <text:p text:style-name="P17"/>
      <text:p text:style-name="P17">Before we dive in download openrocket from the website <text:a xlink:type="simple" xlink:href="http://openrocket.info/" text:style-name="Internet_20_link" text:visited-style-name="Visited_20_Internet_20_Link">http://openrocket.info/</text:a></text:p>
      <text:p text:style-name="P17"/>
      <text:p text:style-name="P17">You will need the Java runtime environment installed it can be downloaded from here <text:a xlink:type="simple" xlink:href="https://java.com/en/download/" text:style-name="Internet_20_link" text:visited-style-name="Visited_20_Internet_20_Link">https://java.com/en/download/</text:a></text:p>
      <text:p text:style-name="P17"/>
      <text:p text:style-name="P18">Open Openrocket and lets begin!</text:p>
      <text:p text:style-name="P2"/>
      <text:p text:style-name="P22">##########------##########-------##########</text:p>
      <text:p text:style-name="P2"/>
      <text:p text:style-name="P2">Click <text:span text:style-name="T9">the </text:span>Nosecone <text:span text:style-name="T9">icon</text:span>,</text:p>
      <text:p text:style-name="P1"/>
      <text:p text:style-name="P1">In <text:span text:style-name="T1">the </text:span>dialogue <text:span text:style-name="T1">box that appears</text:span>;</text:p>
      <text:p text:style-name="P1"/>
      <text:list xml:id="list2407338425593065761" text:style-name="L1">
        <text:list-item>
          <text:p text:style-name="P11"><text:span text:style-name="T2">Select shape from dropdown “ellipsoid”</text:span></text:p>
        </text:list-item>
        <text:list-item>
          <text:p text:style-name="P11"><text:span text:style-name="T2">set nose length to 8cm</text:span></text:p>
        </text:list-item>
        <text:list-item>
          <text:p text:style-name="P11"><text:span text:style-name="T2">base diameter 3cm</text:span></text:p>
        </text:list-item>
        <text:list-item>
          <text:p text:style-name="P11"><text:span text:style-name="T2">Wall thickness 0.2cm</text:span></text:p>
        </text:list-item>
        <text:list-item>
          <text:p text:style-name="P11"><text:span text:style-name="T2">Click material set to PVC</text:span></text:p>
        </text:list-item>
        <text:list-item>
          <text:p text:style-name="P11"><text:span text:style-name="T2">Click “shoulder” Tab</text:span></text:p>
        </text:list-item>
        <text:list-item>
          <text:p text:style-name="P11"><text:span text:style-name="T2">Diameter 2.6</text:span></text:p>
        </text:list-item>
        <text:list-item>
          <text:p text:style-name="P11"><text:span text:style-name="T2">Length 2cm</text:span></text:p>
        </text:list-item>
      </text:list>
      <text:p text:style-name="P1"/>
      <text:list xml:id="list173653170490346" text:continue-numbering="true" text:style-name="L1">
        <text:list-item>
          <text:p text:style-name="P11"><text:span text:style-name="T1">Click Apply</text:span></text:p>
        </text:list-item>
      </text:list>
      <text:p text:style-name="P1"/>
      <text:p text:style-name="P2">Click Bodytube,</text:p>
      <text:p text:style-name="P1"/>
      <text:p text:style-name="P1">In <text:span text:style-name="T1">the </text:span>dialogue <text:span text:style-name="T1">box</text:span>;</text:p>
      <text:list xml:id="list8075112212528040248" text:style-name="L2">
        <text:list-item>
          <text:p text:style-name="P7">Length 45 cm</text:p>
        </text:list-item>
        <text:list-item>
          <text:p text:style-name="P7">Outer diameter 3cm</text:p>
        </text:list-item>
      </text:list>
      <text:p text:style-name="P1"/>
      <text:p text:style-name="P1">(<text:span text:style-name="T1">Double check but the </text:span>inner diameter should <text:span text:style-name="T1">a</text:span>uto<text:span text:style-name="T1">matically set to</text:span> to 2.6cm and therefore wall thickness 0.2)</text:p>
      <text:list xml:id="list8080811386692711535" text:style-name="L3">
        <text:list-item>
          <text:p text:style-name="P12"><text:span text:style-name="T2">Material should be cardboard</text:span></text:p>
        </text:list-item>
      </text:list>
      <text:p text:style-name="P1"/>
      <text:list xml:id="list173652687914982" text:continue-numbering="true" text:style-name="L3">
        <text:list-item>
          <text:p text:style-name="P12"><text:span text:style-name="T1">Click Apply</text:span></text:p>
        </text:list-item>
      </text:list>
      <text:p text:style-name="P1"/>
      <text:p text:style-name="P2">Click Fin set Trapezoidal <text:span text:style-name="T9">icon.</text:span> (you will need to have the bodytube highlighted in the plan view for the finsets to be available <text:span text:style-name="T9">to highlight a component either click on it in the plan view or click its name in the component tree</text:span>)</text:p>
      <text:p text:style-name="P1"/>
      <text:p text:style-name="P1"><text:span text:style-name="T1">I</text:span>n <text:span text:style-name="T1">the </text:span>dialogue <text:span text:style-name="T1">box</text:span>;</text:p>
      <text:p text:style-name="P1"/>
      <text:list xml:id="list5607568988183590360" text:style-name="L4">
        <text:list-item>
          <text:p text:style-name="P8">No of fins = 3</text:p>
        </text:list-item>
        <text:list-item>
          <text:p text:style-name="P8">Root chord = 4cm</text:p>
        </text:list-item>
        <text:list-item>
          <text:p text:style-name="P8"><text:soft-page-break/>tip chord = 4cm</text:p>
        </text:list-item>
        <text:list-item>
          <text:p text:style-name="P8">Height = 2cm</text:p>
        </text:list-item>
        <text:list-item>
          <text:p text:style-name="P8">Sweep= 1.5cm</text:p>
        </text:list-item>
        <text:list-item>
          <text:p text:style-name="P8">Sweep angle = 36.9</text:p>
        </text:list-item>
        <text:list-item>
          <text:p text:style-name="P8">Fin cross section =rounded</text:p>
        </text:list-item>
        <text:list-item>
          <text:p text:style-name="P8">thickness =0.3cm</text:p>
        </text:list-item>
        <text:list-item>
          <text:p text:style-name="P8">material = birch</text:p>
        </text:list-item>
        <text:list-item>
          <text:p text:style-name="P13"><text:span text:style-name="T3">Click Apply</text:span></text:p>
        </text:list-item>
      </text:list>
      <text:p text:style-name="P1"/>
      <text:p text:style-name="P1">*****You should not<text:span text:style-name="T3">e</text:span> now that the centre of pressure <text:span text:style-name="T3">(CP)</text:span> symbol (red dot inside red circle) is behind (toward the fin end) of the centre of gravity <text:span text:style-name="T3">(CG) </text:span>symbol (blue quartered circle). <text:span text:style-name="T3">I</text:span>n <text:span text:style-name="T3">the</text:span> top right hand corner of the plan box is some text about their positions. <text:span text:style-name="T3">T</text:span>he “Cal” <text:s/><text:span text:style-name="T3">number is </text:span>to do with stability. <text:span text:style-name="T3">It </text:span>is the number of calibres (diameter of the body tube) behind the CG the CP is.. we ideally are aiming for <text:span text:style-name="T3">the CP to be</text:span> between 1 and 2 calibres <text:span text:style-name="T3">behind the CG . Over</text:span> 2 calibres is OK but overstable <text:span text:style-name="T3">and may turn more into a prevailing wind resulting in a ballistic flight!</text:span>***</text:p>
      <text:p text:style-name="P1"/>
      <text:p text:style-name="P2">Again with bodytube highlighted</text:p>
      <text:p text:style-name="P2">Click Inner Tube <text:span text:style-name="T9">icon</text:span></text:p>
      <text:p text:style-name="P2"/>
      <text:p text:style-name="P15">In the dialogue box;</text:p>
      <text:p text:style-name="P15"/>
      <text:list xml:id="list3981256328656038871" text:style-name="L6">
        <text:list-item>
          <text:p text:style-name="P9">Outer dia = 1.9cm</text:p>
        </text:list-item>
        <text:list-item>
          <text:p text:style-name="P9">Inner dia= 1.8cm</text:p>
        </text:list-item>
        <text:list-item>
          <text:p text:style-name="P9">wall thickness =0.05cm</text:p>
        </text:list-item>
        <text:list-item>
          <text:p text:style-name="P9">length = 7cm</text:p>
        </text:list-item>
        <text:list-item>
          <text:p text:style-name="P9">material (cardboard)</text:p>
        </text:list-item>
        <text:list-item>
          <text:p text:style-name="P23"><text:span text:style-name="T2">In the “Motor” tab check “this is a motor mount” dialogue box</text:span></text:p>
        </text:list-item>
      </text:list>
      <text:p text:style-name="P1"/>
      <text:list xml:id="list173653199378519" text:continue-numbering="true" text:style-name="L6">
        <text:list-item>
          <text:p text:style-name="P23"><text:span text:style-name="T3">Click Apply </text:span></text:p>
        </text:list-item>
      </text:list>
      <text:p text:style-name="P1"/>
      <text:p text:style-name="P2">With the Inner tube (motor mount tube) highlighted </text:p>
      <text:p text:style-name="P2">Click Centring ring <text:span text:style-name="T9">icon</text:span></text:p>
      <text:p text:style-name="P1"/>
      <text:p text:style-name="P1">In <text:span text:style-name="T3">the </text:span>dialogue <text:span text:style-name="T3">box</text:span>;</text:p>
      <text:p text:style-name="P1"/>
      <text:list xml:id="list9187438637123183704" text:style-name="L7">
        <text:list-item>
          <text:p text:style-name="P10">Outer dia= 2.6cm</text:p>
        </text:list-item>
        <text:list-item>
          <text:p text:style-name="P10">(next should auto to)</text:p>
        </text:list-item>
        <text:list-item>
          <text:p text:style-name="P10">inner dia= 1.9cm</text:p>
        </text:list-item>
        <text:list-item>
          <text:p text:style-name="P10">Set thickness to 0.5mm</text:p>
          <text:p text:style-name="P10"/>
        </text:list-item>
        <text:list-item>
          <text:p text:style-name="P10">Set “position to parent” to -7cm</text:p>
          <text:p text:style-name="P10"/>
        </text:list-item>
        <text:list-item>
          <text:p text:style-name="P10">Material Balsa</text:p>
        </text:list-item>
      </text:list>
      <text:p text:style-name="P1"/>
      <text:p text:style-name="P2">Repeat and add another centring ring but leave the “position to parent” at 0 to add one at base of motor mount</text:p>
      <text:p text:style-name="P2"/>
      <text:p text:style-name="P2">Highlight body tube</text:p>
      <text:p text:style-name="P2"/>
      <text:p text:style-name="P2">Click Parachute <text:span text:style-name="T9">icon</text:span></text:p>
      <text:p text:style-name="P2"/>
      <text:p text:style-name="P4"><text:soft-page-break/>In <text:span text:style-name="T4">the</text:span> dialogue <text:span text:style-name="T4">box</text:span>;</text:p>
      <text:p text:style-name="P4"/>
      <text:list xml:id="list5672226096133856693" text:style-name="L8">
        <text:list-item>
          <text:p text:style-name="P14">Diameter 30cm</text:p>
        </text:list-item>
        <text:list-item>
          <text:p text:style-name="P14">Position “top plus” 3cm</text:p>
        </text:list-item>
      </text:list>
      <text:p text:style-name="P4"/>
      <text:p text:style-name="P4"><text:span text:style-name="T5">Save your work!</text:span><text:line-break/></text:p>
      <text:p text:style-name="P3"><text:span text:style-name="T4">C</text:span>lick <text:span text:style-name="T4">to </text:span>highlight inner tube/motor tube and then click the “motors and configuration tab in the main window (top left next to current rocket design tab)</text:p>
      <text:p text:style-name="P3"/>
      <text:list xml:id="list6529675008546253723" text:style-name="L9">
        <text:list-item>
          <text:p text:style-name="P16">Click “new configuration”</text:p>
        </text:list-item>
        <text:list-item>
          <text:p text:style-name="P16"><text:span text:style-name="T4">C</text:span>lick “select motor”</text:p>
        </text:list-item>
      </text:list>
      <text:p text:style-name="P5"/>
      <text:p text:style-name="P5">There <text:span text:style-name="T4">are</text:span> all kinds of ways you can constrain the lists of <text:span text:style-name="T4">commercially available</text:span> motors but essentially find an “Estes B6-4” motor and select it and make sure to add a 4 second delay in the motor selection dialogue box.</text:p>
      <text:p text:style-name="P5"/>
      <text:list xml:id="list1472193493181433729" text:style-name="L10">
        <text:list-item>
          <text:p text:style-name="P24"><text:span text:style-name="T7">Click “</text:span><text:span text:style-name="T6">Add the motor” (should dump you back onto the rocket design page)</text:span></text:p>
        </text:list-item>
      </text:list>
      <text:p text:style-name="P5"/>
      <text:p text:style-name="P3">Click the Flight simulations tab from the main 3 tabs</text:p>
      <text:p text:style-name="P3"/>
      <text:p text:style-name="P5">You should see that there is a single simulation listed that hasn't been run with your motor details in it.. highlight it and then click run simulation button.. the slots will fill with data.. th<text:span text:style-name="T4">e</text:span>n click the plot button and ok the next dialogue and you should get a flight simulation graph.</text:p>
      <text:p text:style-name="P5"/>
      <text:p text:style-name="P5">:)</text:p>
      <text:p text:style-name="P1"/>
      <text:p text:style-name="P25">Congratualtions! If you made it this far you have designed and simulated a small and not terribly efficient rocket! Time for you to <text:span text:style-name="T8">experiment and play and design something amazing!</text:span></text:p>
      <text:p text:style-name="P25"/>
      <text:p text:style-name="P26"><text:span text:style-name="T8">Feel free to find me on twitter to ask questions </text:span><text:a xlink:type="simple" xlink:href="https://twitter.com/concreted0g?lang=en" text:style-name="Internet_20_link" text:visited-style-name="Visited_20_Internet_20_Link"><text:span text:style-name="T8">@concreted0g</text:span></text:a></text:p>
      <text:p text:style-name="P1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2:25:29.595259679</meta:creation-date>
    <dc:date>2018-01-06T17:36:52.609696683</dc:date>
    <meta:editing-duration>PT33M2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3" meta:paragraph-count="75" meta:word-count="707" meta:character-count="3845" meta:non-whitespace-character-count="3252"/>
  </office:meta>
</office:document-meta>
</file>